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E7D09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color="#000000" loext:opacity="100%" style:font-name="Courier new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0" loext:opacity="100%"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ourier New" fo:font-size="11pt" style:text-underline-style="solid" style:text-underline-width="auto" style:text-underline-color="font-color" fo:font-weight="bold" style:font-size-asian="11pt" style:font-weight-asian="bold"/>
    </style:style>
    <style:style style:name="T2" style:family="text">
      <style:text-properties style:font-name="Courier New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X-Files – Saison 1, Épisode 4 : Conduit</text:h>
      <text:p text:style-name="P2">Classification : Enquête sur Disparition avec Anomalies</text:p>
      <text:p text:style-name="Standard"><text:span text:style-name="T1">1. Résumé opérationnel<text:line-break/></text:span><text:span text:style-name="T2">Mulder et Scully enquêtent sur la disparition d’une adolescente, Ruby, dont le frère capte des signaux binaires étranges. L’affaire ravive la douleur de Mulder liée à sa sœur disparue.<text:line-break/></text:span></text:p>
      <text:p text:style-name="Standard"><text:span text:style-name="T1">2. Détails clés et indices importants<text:line-break/></text:span><text:span text:style-name="T2">- Première référence directe à Samantha Mulder.<text:line-break/>- Le jeune Kevin retranscrit des données binaires mystérieuses.<text:line-break/>- Comportement presque mystique de l’enfant.<text:line-break/>- Une affaire mêlant émotion, absence, et traces technologiques inexpliquées.<text:line-break/></text:span></text:p>
      <text:p text:style-name="Standard"><text:span text:style-name="T1">3. Symbolique et ambiance<text:line-break/></text:span><text:span text:style-name="T2">Mélancolique, intime, plus humaine que les précédents épisodes.<text:line-break/></text:span></text:p>
      <text:p text:style-name="Standard"><text:span text:style-name="T1">4. Citation forte<text:line-break/></text:span><text:span text:style-name="T2">« I know what you did with her. I know you took her. I believe it. »<text:line-break/></text:span></text:p>
      <text:p text:style-name="Standard"><text:span text:style-name="T1">5. Observations Zed<text:line-break/></text:span><text:span text:style-name="T2">Mulder montre sa faille personnelle. L’enquête devient quête intérieure.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urier New" fo:font-size="11pt" fo:font-weight="bold" style:font-size-asian="11pt" style:font-weight-asian="bol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UREAU AGENCE AETHERA – ARCHIVES X-FILES<text:line-break/>CLASSIFICATION : SÉRIE MYTHIQUE</text:p>
      </style:header>
      <style:footer>
        <text:p text:style-name="MP2"><draw:frame draw:style-name="Mfr1" draw:name="Picture 1" text:anchor-type="as-char" svg:width="3.048cm" svg:height="3.048cm" draw:z-index="0"><draw:image xlink:href="Pictures/100000000000040000000400E7D09C38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5-23T21:38:54.897016754</dc:date>
    <meta:editing-duration>PT40S</meta:editing-duration>
    <meta:generator>LibreOffice/24.8.7.2$Linux_X86_64 LibreOffice_project/f4f281f562fb585d46b0af5755dfe1eb6adc047f</meta:generator>
    <meta:document-statistic meta:table-count="0" meta:image-count="1" meta:object-count="0" meta:page-count="1" meta:paragraph-count="9" meta:word-count="137" meta:character-count="917" meta:non-whitespace-character-count="781"/>
    <meta:user-defined meta:name="AppVersion">14.0000</meta:user-defined>
    <meta:template xlink:type="simple" xlink:actuate="onRequest" xlink:title="Normal.dotm" xlink:href=""/>
  </office:meta>
</office:document-meta>
</file>